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bullet text:level="2" text:style-name="WW_CharLFO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Times New Roman" style:font-name-complex="Times New Roman"/>
    </style:style>
    <style:style style:name="P4" style:parent-style-name="Standard" style:family="paragraph">
      <style:text-properties style:font-name="Times New Roman" style:font-name-complex="Times New Roman"/>
    </style:style>
    <style:style style:name="P5" style:parent-style-name="Standard" style:family="paragraph">
      <style:text-properties style:font-name="Times New Roman" style:font-name-complex="Times New Roman"/>
    </style:style>
    <style:style style:name="P6" style:parent-style-name="Standard" style:family="paragraph">
      <style:text-properties style:font-name="Times New Roman" style:font-name-complex="Times New Roman"/>
    </style:style>
    <style:style style:name="P7" style:parent-style-name="Standard" style:family="paragraph">
      <style:text-properties style:font-name="Times New Roman" style:font-name-complex="Times New Roman"/>
    </style:style>
    <style:style style:name="P8" style:parent-style-name="标题" style:family="paragraph">
      <style:text-properties style:font-name="Times New Roman" style:font-name-complex="Times New Roman"/>
    </style:style>
    <style:style style:name="P9" style:parent-style-name="副标题" style:family="paragraph">
      <style:text-properties style:font-name="Times New Roman" style:font-name-complex="Times New Roman"/>
    </style:style>
    <style:style style:name="P10" style:parent-style-name="Standard" style:family="paragraph">
      <style:text-properties style:font-name="Times New Roman" style:font-name-complex="Times New Roman"/>
    </style:style>
    <style:style style:name="P11" style:parent-style-name="Standard" style:family="paragraph">
      <style:text-properties style:font-name="Times New Roman" style:font-name-complex="Times New Roman"/>
    </style:style>
    <style:style style:name="P12" style:parent-style-name="Standard" style:family="paragraph">
      <style:text-properties style:font-name="Times New Roman" style:font-name-complex="Times New Roman"/>
    </style:style>
    <style:style style:name="P13" style:parent-style-name="Text" style:family="paragraph">
      <style:text-properties style:font-name="Times New Roman" style:font-name-complex="Times New Roman"/>
    </style:style>
    <style:style style:name="P14" style:parent-style-name="Standard" style:family="paragraph">
      <style:text-properties style:font-name="Times New Roman" style:font-name-complex="Times New Roman"/>
    </style:style>
    <style:style style:name="P15" style:parent-style-name="Standard" style:family="paragraph">
      <style:text-properties style:font-name="Times New Roman" style:font-name-complex="Times New Roman"/>
    </style:style>
    <style:style style:name="P16" style:parent-style-name="Standard" style:family="paragraph">
      <style:text-properties style:font-name="Times New Roman" style:font-name-complex="Times New Roman"/>
    </style:style>
    <style:style style:name="P17" style:parent-style-name="Standard" style:family="paragraph">
      <style:text-properties style:font-name="Times New Roman" style:font-name-complex="Times New Roman"/>
    </style:style>
    <style:style style:name="P18" style:parent-style-name="ContentsHeading" style:family="paragraph">
      <style:paragraph-properties fo:break-before="page">
        <style:tab-stops>
          <style:tab-stop style:type="right" style:leader-style="dotted" style:leader-text="." style:position="6in"/>
        </style:tab-stops>
      </style:paragraph-properties>
    </style:style>
    <style:style style:name="T19" style:parent-style-name="默认段落字体" style:family="text">
      <style:text-properties style:font-name="Times New Roman" style:font-name-complex="Times New Roman" fo:font-size="20pt" style:font-size-asian="20pt" style:font-size-complex="20pt"/>
    </style:style>
    <style:style style:name="T20" style:parent-style-name="默认段落字体" style:family="text">
      <style:text-properties style:font-name="Times New Roman" style:font-name-complex="Times New Roman" fo:font-size="14pt" style:font-size-asian="14pt" style:font-size-complex="14pt"/>
    </style:style>
    <style:style style:name="T21" style:parent-style-name="默认段落字体" style:family="text">
      <style:text-properties style:font-name="Times New Roman" style:font-name-complex="Times New Roman" fo:font-size="14pt" style:font-size-asian="14pt" style:font-size-complex="14pt"/>
    </style:style>
    <style:style style:name="T22" style:parent-style-name="默认段落字体" style:family="text">
      <style:text-properties style:font-name="Times New Roman" style:font-name-complex="Times New Roman" fo:font-size="14pt" style:font-size-asian="14pt" style:font-size-complex="14pt"/>
    </style:style>
    <style:style style:name="T23" style:parent-style-name="默认段落字体" style:family="text">
      <style:text-properties style:font-name="Times New Roman" style:font-name-complex="Times New Roman" fo:font-size="14pt" style:font-size-asian="14pt" style:font-size-complex="14pt"/>
    </style:style>
    <style:style style:name="T24" style:parent-style-name="默认段落字体" style:family="text">
      <style:text-properties style:font-name="Times New Roman" style:font-name-complex="Times New Roman" fo:font-size="14pt" style:font-size-asian="14pt" style:font-size-complex="14pt"/>
    </style:style>
    <style:style style:name="T25" style:parent-style-name="默认段落字体" style:family="text">
      <style:text-properties style:font-name="Times New Roman" style:font-name-complex="Times New Roman" fo:font-size="14pt" style:font-size-asian="14pt" style:font-size-complex="14pt"/>
    </style:style>
    <style:style style:name="T26" style:parent-style-name="默认段落字体" style:family="text">
      <style:text-properties style:font-name="Times New Roman" style:font-name-complex="Times New Roman" fo:font-size="14pt" style:font-size-asian="14pt" style:font-size-complex="14pt"/>
    </style:style>
    <style:style style:name="T27" style:parent-style-name="默认段落字体" style:family="text">
      <style:text-properties style:font-name="Times New Roman" style:font-name-complex="Times New Roman" fo:font-size="14pt" style:font-size-asian="14pt" style:font-size-complex="14pt"/>
    </style:style>
    <style:style style:name="T28" style:parent-style-name="默认段落字体" style:family="text">
      <style:text-properties style:font-name="Times New Roman" style:font-name-complex="Times New Roman" fo:font-size="14pt" style:font-size-asian="14pt" style:font-size-complex="14pt"/>
    </style:style>
    <style:style style:name="T29" style:parent-style-name="默认段落字体" style:family="text">
      <style:text-properties style:font-name="Times New Roman" style:font-name-complex="Times New Roman" fo:font-size="14pt" style:font-size-asian="14pt" style:font-size-complex="14pt"/>
    </style:style>
    <style:style style:name="T30" style:parent-style-name="默认段落字体" style:family="text">
      <style:text-properties style:font-name="Times New Roman" style:font-name-complex="Times New Roman" fo:font-size="14pt" style:font-size-asian="14pt" style:font-size-complex="14pt"/>
    </style:style>
    <style:style style:name="T31" style:parent-style-name="默认段落字体" style:family="text">
      <style:text-properties style:font-name="Times New Roman" style:font-name-complex="Times New Roman" fo:font-size="14pt" style:font-size-asian="14pt" style:font-size-complex="14pt"/>
    </style:style>
    <style:style style:name="T32" style:parent-style-name="默认段落字体" style:family="text">
      <style:text-properties style:font-name="Times New Roman" style:font-name-complex="Times New Roman" fo:font-size="14pt" style:font-size-asian="14pt" style:font-size-complex="14pt"/>
    </style:style>
    <style:style style:name="T33" style:parent-style-name="默认段落字体" style:family="text">
      <style:text-properties style:font-name="Times New Roman" style:font-name-complex="Times New Roman" fo:font-size="14pt" style:font-size-asian="14pt" style:font-size-complex="14pt"/>
    </style:style>
    <style:style style:name="T34" style:parent-style-name="默认段落字体" style:family="text">
      <style:text-properties style:font-name="Times New Roman" style:font-name-complex="Times New Roman" fo:font-size="14pt" style:font-size-asian="14pt" style:font-size-complex="14pt"/>
    </style:style>
    <style:style style:name="T35" style:parent-style-name="默认段落字体" style:family="text">
      <style:text-properties style:font-name="Times New Roman" style:font-name-complex="Times New Roman" fo:font-size="14pt" style:font-size-asian="14pt" style:font-size-complex="14pt"/>
    </style:style>
    <style:style style:name="T36" style:parent-style-name="默认段落字体" style:family="text">
      <style:text-properties style:font-name="Times New Roman" style:font-name-complex="Times New Roman" fo:font-size="14pt" style:font-size-asian="14pt" style:font-size-complex="14pt"/>
    </style:style>
    <style:style style:name="T37" style:parent-style-name="默认段落字体" style:family="text">
      <style:text-properties style:font-name="Times New Roman" style:font-name-complex="Times New Roman" fo:font-size="14pt" style:font-size-asian="14pt" style:font-size-complex="14pt"/>
    </style:style>
    <style:style style:name="T38" style:parent-style-name="默认段落字体" style:family="text">
      <style:text-properties style:font-name="Times New Roman" style:font-name-complex="Times New Roman" fo:font-size="14pt" style:font-size-asian="14pt" style:font-size-complex="14pt"/>
    </style:style>
    <style:style style:name="T39" style:parent-style-name="默认段落字体" style:family="text">
      <style:text-properties style:font-name="Times New Roman" style:font-name-complex="Times New Roman" fo:font-size="14pt" style:font-size-asian="14pt" style:font-size-complex="14pt"/>
    </style:style>
    <style:style style:name="T40" style:parent-style-name="默认段落字体" style:family="text">
      <style:text-properties style:font-name="Times New Roman" style:font-name-complex="Times New Roman" fo:font-size="14pt" style:font-size-asian="14pt" style:font-size-complex="14pt"/>
    </style:style>
    <style:style style:name="T41" style:parent-style-name="默认段落字体" style:family="text">
      <style:text-properties style:font-name="Times New Roman" style:font-name-complex="Times New Roman" fo:font-size="14pt" style:font-size-asian="14pt" style:font-size-complex="14pt"/>
    </style:style>
    <style:style style:name="T42" style:parent-style-name="默认段落字体" style:family="text">
      <style:text-properties style:font-name="Times New Roman" style:font-name-complex="Times New Roman" fo:font-size="14pt" style:font-size-asian="14pt" style:font-size-complex="14pt"/>
    </style:style>
    <style:style style:name="T43" style:parent-style-name="默认段落字体" style:family="text">
      <style:text-properties style:font-name="Times New Roman" style:font-name-complex="Times New Roman" fo:font-size="14pt" style:font-size-asian="14pt" style:font-size-complex="14pt"/>
    </style:style>
    <style:style style:name="T44" style:parent-style-name="默认段落字体" style:family="text">
      <style:text-properties style:font-name="Times New Roman" style:font-name-complex="Times New Roman" fo:font-size="14pt" style:font-size-asian="14pt" style:font-size-complex="14pt"/>
    </style:style>
    <style:style style:name="T45" style:parent-style-name="默认段落字体" style:family="text">
      <style:text-properties style:font-name="Times New Roman" style:font-name-complex="Times New Roman" fo:font-size="14pt" style:font-size-asian="14pt" style:font-size-complex="14pt"/>
    </style:style>
    <style:style style:name="T46" style:parent-style-name="默认段落字体" style:family="text">
      <style:text-properties style:font-name="Times New Roman" style:font-name-complex="Times New Roman" fo:font-size="14pt" style:font-size-asian="14pt" style:font-size-complex="14pt"/>
    </style:style>
    <style:style style:name="T47" style:parent-style-name="默认段落字体" style:family="text">
      <style:text-properties style:font-name="Times New Roman" style:font-name-complex="Times New Roman" fo:font-size="14pt" style:font-size-asian="14pt" style:font-size-complex="14pt"/>
    </style:style>
    <style:style style:name="T48" style:parent-style-name="默认段落字体" style:family="text">
      <style:text-properties style:font-name="Times New Roman" style:font-name-complex="Times New Roman" fo:font-size="14pt" style:font-size-asian="14pt" style:font-size-complex="14pt"/>
    </style:style>
    <style:style style:name="T49" style:parent-style-name="默认段落字体" style:family="text">
      <style:text-properties style:font-name="Times New Roman" style:font-name-complex="Times New Roman" fo:font-size="14pt" style:font-size-asian="14pt" style:font-size-complex="14pt"/>
    </style:style>
    <style:style style:name="T50" style:parent-style-name="默认段落字体" style:family="text">
      <style:text-properties style:font-name="Times New Roman" style:font-name-complex="Times New Roman" fo:font-size="14pt" style:font-size-asian="14pt" style:font-size-complex="14pt"/>
    </style:style>
    <style:style style:name="T51" style:parent-style-name="默认段落字体" style:family="text">
      <style:text-properties style:font-name="Times New Roman" style:font-name-complex="Times New Roman" fo:font-size="14pt" style:font-size-asian="14pt" style:font-size-complex="14pt"/>
    </style:style>
    <style:style style:name="T52" style:parent-style-name="默认段落字体" style:family="text">
      <style:text-properties style:font-name="Times New Roman" style:font-name-complex="Times New Roman" fo:font-size="14pt" style:font-size-asian="14pt" style:font-size-complex="14pt"/>
    </style:style>
    <style:style style:name="T53" style:parent-style-name="默认段落字体" style:family="text">
      <style:text-properties style:font-name="Times New Roman" style:font-name-complex="Times New Roman" fo:font-size="14pt" style:font-size-asian="14pt" style:font-size-complex="14pt"/>
    </style:style>
    <style:style style:name="T54" style:parent-style-name="默认段落字体" style:family="text">
      <style:text-properties style:font-name="Times New Roman" style:font-name-complex="Times New Roman" fo:font-size="14pt" style:font-size-asian="14pt" style:font-size-complex="14pt"/>
    </style:style>
    <style:style style:name="T55" style:parent-style-name="默认段落字体" style:family="text">
      <style:text-properties style:font-name="Times New Roman" style:font-name-complex="Times New Roman" fo:font-size="14pt" style:font-size-asian="14pt" style:font-size-complex="14pt"/>
    </style:style>
    <style:style style:name="T56" style:parent-style-name="默认段落字体" style:family="text">
      <style:text-properties style:font-name="Times New Roman" style:font-name-complex="Times New Roman" fo:font-size="14pt" style:font-size-asian="14pt" style:font-size-complex="14pt"/>
    </style:style>
    <style:style style:name="T57" style:parent-style-name="默认段落字体" style:family="text">
      <style:text-properties style:font-name="Times New Roman" style:font-name-complex="Times New Roman" fo:font-size="14pt" style:font-size-asian="14pt" style:font-size-complex="14pt"/>
    </style:style>
    <style:style style:name="T58" style:parent-style-name="默认段落字体" style:family="text">
      <style:text-properties style:font-name="Times New Roman" style:font-name-complex="Times New Roman" fo:font-size="14pt" style:font-size-asian="14pt" style:font-size-complex="14pt"/>
    </style:style>
    <style:style style:name="T59" style:parent-style-name="默认段落字体" style:family="text">
      <style:text-properties style:font-name="Times New Roman" style:font-name-complex="Times New Roman" fo:font-size="14pt" style:font-size-asian="14pt" style:font-size-complex="14pt"/>
    </style:style>
    <style:style style:name="T60" style:parent-style-name="默认段落字体" style:family="text">
      <style:text-properties style:font-name="Times New Roman" style:font-name-complex="Times New Roman" fo:font-size="14pt" style:font-size-asian="14pt" style:font-size-complex="14pt"/>
    </style:style>
    <style:style style:name="T61" style:parent-style-name="默认段落字体" style:family="text">
      <style:text-properties style:font-name="Times New Roman" style:font-name-complex="Times New Roman" fo:font-size="14pt" style:font-size-asian="14pt" style:font-size-complex="14pt"/>
    </style:style>
    <style:style style:name="T62" style:parent-style-name="默认段落字体" style:family="text">
      <style:text-properties style:font-name="Times New Roman" style:font-name-complex="Times New Roman" fo:font-size="14pt" style:font-size-asian="14pt" style:font-size-complex="14pt"/>
    </style:style>
    <style:style style:name="T63" style:parent-style-name="默认段落字体" style:family="text">
      <style:text-properties style:font-name="Times New Roman" style:font-name-complex="Times New Roman" fo:font-size="14pt" style:font-size-asian="14pt" style:font-size-complex="14pt"/>
    </style:style>
    <style:style style:name="T64" style:parent-style-name="默认段落字体" style:family="text">
      <style:text-properties style:font-name="Times New Roman" style:font-name-complex="Times New Roman" fo:font-size="14pt" style:font-size-asian="14pt" style:font-size-complex="14pt"/>
    </style:style>
    <style:style style:name="T65" style:parent-style-name="默认段落字体" style:family="text">
      <style:text-properties style:font-name="Times New Roman" style:font-name-complex="Times New Roman" fo:font-size="14pt" style:font-size-asian="14pt" style:font-size-complex="14pt"/>
    </style:style>
    <style:style style:name="T66" style:parent-style-name="默认段落字体" style:family="text">
      <style:text-properties style:font-name="Times New Roman" style:font-name-complex="Times New Roman" fo:font-size="14pt" style:font-size-asian="14pt" style:font-size-complex="14pt"/>
    </style:style>
    <style:style style:name="T67" style:parent-style-name="默认段落字体" style:family="text">
      <style:text-properties style:font-name="Times New Roman" style:font-name-complex="Times New Roman" fo:font-size="14pt" style:font-size-asian="14pt" style:font-size-complex="14pt"/>
    </style:style>
    <style:style style:name="T68" style:parent-style-name="默认段落字体" style:family="text">
      <style:text-properties style:font-name="Times New Roman" style:font-name-complex="Times New Roman" fo:font-size="14pt" style:font-size-asian="14pt" style:font-size-complex="14pt"/>
    </style:style>
    <style:style style:name="T69" style:parent-style-name="默认段落字体" style:family="text">
      <style:text-properties style:font-name="Times New Roman" style:font-name-complex="Times New Roman" fo:font-size="14pt" style:font-size-asian="14pt" style:font-size-complex="14pt"/>
    </style:style>
    <style:style style:name="T70" style:parent-style-name="默认段落字体" style:family="text">
      <style:text-properties style:font-name="Times New Roman" style:font-name-complex="Times New Roman" fo:font-size="14pt" style:font-size-asian="14pt" style:font-size-complex="14pt"/>
    </style:style>
    <style:style style:name="T71" style:parent-style-name="默认段落字体" style:family="text">
      <style:text-properties style:font-name="Times New Roman" style:font-name-complex="Times New Roman" fo:font-size="14pt" style:font-size-asian="14pt" style:font-size-complex="14pt"/>
    </style:style>
    <style:style style:name="T72" style:parent-style-name="默认段落字体" style:family="text">
      <style:text-properties style:font-name="Times New Roman" style:font-name-complex="Times New Roman" fo:font-size="14pt" style:font-size-asian="14pt" style:font-size-complex="14pt"/>
    </style:style>
    <style:style style:name="T73" style:parent-style-name="默认段落字体" style:family="text">
      <style:text-properties style:font-name="Times New Roman" style:font-name-complex="Times New Roman" fo:font-size="14pt" style:font-size-asian="14pt" style:font-size-complex="14pt"/>
    </style:style>
    <style:style style:name="T74" style:parent-style-name="默认段落字体" style:family="text">
      <style:text-properties style:font-name="Times New Roman" style:font-name-complex="Times New Roman" fo:font-size="14pt" style:font-size-asian="14pt" style:font-size-complex="14pt"/>
    </style:style>
    <style:style style:name="T75" style:parent-style-name="默认段落字体" style:family="text">
      <style:text-properties style:font-name="Times New Roman" style:font-name-complex="Times New Roman" fo:font-size="14pt" style:font-size-asian="14pt" style:font-size-complex="14pt"/>
    </style:style>
    <style:style style:name="T76" style:parent-style-name="默认段落字体" style:family="text">
      <style:text-properties style:font-name="Times New Roman" style:font-name-complex="Times New Roman" fo:font-size="14pt" style:font-size-asian="14pt" style:font-size-complex="14pt"/>
    </style:style>
    <style:style style:name="T77" style:parent-style-name="默认段落字体" style:family="text">
      <style:text-properties style:font-name="Times New Roman" style:font-name-complex="Times New Roman" fo:font-size="14pt" style:font-size-asian="14pt" style:font-size-complex="14pt"/>
    </style:style>
    <style:style style:name="T78" style:parent-style-name="默认段落字体" style:family="text">
      <style:text-properties style:font-name="Times New Roman" style:font-name-complex="Times New Roman" fo:font-size="14pt" style:font-size-asian="14pt" style:font-size-complex="14pt"/>
    </style:style>
    <style:style style:name="T79" style:parent-style-name="默认段落字体" style:family="text">
      <style:text-properties style:font-name="Times New Roman" style:font-name-complex="Times New Roman" fo:font-size="14pt" style:font-size-asian="14pt" style:font-size-complex="14pt"/>
    </style:style>
    <style:style style:name="T80" style:parent-style-name="默认段落字体" style:family="text">
      <style:text-properties style:font-name="Times New Roman" style:font-name-complex="Times New Roman" fo:font-size="14pt" style:font-size-asian="14pt" style:font-size-complex="14pt"/>
    </style:style>
    <style:style style:name="T81" style:parent-style-name="默认段落字体" style:family="text">
      <style:text-properties style:font-name="Times New Roman" style:font-name-complex="Times New Roman" fo:font-size="14pt" style:font-size-asian="14pt" style:font-size-complex="14pt"/>
    </style:style>
    <style:style style:name="T82" style:parent-style-name="默认段落字体" style:family="text">
      <style:text-properties style:font-name="Times New Roman" style:font-name-complex="Times New Roman" fo:font-size="14pt" style:font-size-asian="14pt" style:font-size-complex="14pt"/>
    </style:style>
    <style:style style:name="T83" style:parent-style-name="默认段落字体" style:family="text">
      <style:text-properties style:font-name="Times New Roman" style:font-name-complex="Times New Roman" fo:font-size="14pt" style:font-size-asian="14pt" style:font-size-complex="14pt"/>
    </style:style>
    <style:style style:name="T84" style:parent-style-name="默认段落字体" style:family="text">
      <style:text-properties style:font-name="Times New Roman" style:font-name-complex="Times New Roman" fo:font-size="14pt" style:font-size-asian="14pt" style:font-size-complex="14pt"/>
    </style:style>
    <style:style style:name="T85" style:parent-style-name="默认段落字体" style:family="text">
      <style:text-properties style:font-name="Times New Roman" style:font-name-complex="Times New Roman" fo:font-size="14pt" style:font-size-asian="14pt" style:font-size-complex="14pt"/>
    </style:style>
    <style:style style:name="T86" style:parent-style-name="默认段落字体" style:family="text">
      <style:text-properties style:font-name="Times New Roman" style:font-name-complex="Times New Roman" fo:font-size="14pt" style:font-size-asian="14pt" style:font-size-complex="14pt"/>
    </style:style>
    <style:style style:name="T87" style:parent-style-name="默认段落字体" style:family="text">
      <style:text-properties style:font-name="Times New Roman" style:font-name-complex="Times New Roman" fo:font-size="14pt" style:font-size-asian="14pt" style:font-size-complex="14pt"/>
    </style:style>
    <style:style style:name="T88" style:parent-style-name="默认段落字体" style:family="text">
      <style:text-properties style:font-name="Times New Roman" style:font-name-complex="Times New Roman" fo:font-size="14pt" style:font-size-asian="14pt" style:font-size-complex="14pt"/>
    </style:style>
    <style:style style:name="T89" style:parent-style-name="默认段落字体" style:family="text">
      <style:text-properties style:font-name="Times New Roman" style:font-name-complex="Times New Roman" fo:font-size="14pt" style:font-size-asian="14pt" style:font-size-complex="14pt"/>
    </style:style>
    <style:style style:name="T90" style:parent-style-name="默认段落字体" style:family="text">
      <style:text-properties style:font-name="Times New Roman" style:font-name-complex="Times New Roman" fo:font-size="14pt" style:font-size-asian="14pt" style:font-size-complex="14pt"/>
    </style:style>
    <style:style style:name="T91" style:parent-style-name="默认段落字体" style:family="text">
      <style:text-properties style:font-name="Times New Roman" style:font-name-complex="Times New Roman" fo:font-size="14pt" style:font-size-asian="14pt" style:font-size-complex="14pt"/>
    </style:style>
    <style:style style:name="T92" style:parent-style-name="默认段落字体" style:family="text">
      <style:text-properties style:font-name="Times New Roman" style:font-name-complex="Times New Roman" fo:font-size="14pt" style:font-size-asian="14pt" style:font-size-complex="14pt"/>
    </style:style>
    <style:style style:name="T93" style:parent-style-name="默认段落字体" style:family="text">
      <style:text-properties style:font-name="Times New Roman" style:font-name-complex="Times New Roman" fo:font-size="14pt" style:font-size-asian="14pt" style:font-size-complex="14pt"/>
    </style:style>
    <style:style style:name="T94" style:parent-style-name="默认段落字体" style:family="text">
      <style:text-properties style:font-name="Times New Roman" style:font-name-complex="Times New Roman" fo:font-size="14pt" style:font-size-asian="14pt" style:font-size-complex="14pt"/>
    </style:style>
    <style:style style:name="T95" style:parent-style-name="默认段落字体" style:family="text">
      <style:text-properties style:font-name="Times New Roman" style:font-name-complex="Times New Roman" fo:font-size="14pt" style:font-size-asian="14pt" style:font-size-complex="14pt"/>
    </style:style>
    <style:style style:name="T96" style:parent-style-name="默认段落字体" style:family="text">
      <style:text-properties style:font-name="Times New Roman" style:font-name-complex="Times New Roman" fo:font-size="14pt" style:font-size-asian="14pt" style:font-size-complex="14pt"/>
    </style:style>
    <style:style style:name="T97" style:parent-style-name="默认段落字体" style:family="text">
      <style:text-properties style:font-name="Times New Roman" style:font-name-complex="Times New Roman" fo:font-size="14pt" style:font-size-asian="14pt" style:font-size-complex="14pt"/>
    </style:style>
    <style:style style:name="T98" style:parent-style-name="默认段落字体" style:family="text">
      <style:text-properties style:font-name="Times New Roman" style:font-name-complex="Times New Roman" fo:font-size="14pt" style:font-size-asian="14pt" style:font-size-complex="14pt"/>
    </style:style>
    <style:style style:name="T99" style:parent-style-name="默认段落字体" style:family="text">
      <style:text-properties style:font-name="Times New Roman" style:font-name-complex="Times New Roman" fo:font-size="14pt" style:font-size-asian="14pt" style:font-size-complex="14pt"/>
    </style:style>
    <style:style style:name="T100" style:parent-style-name="默认段落字体" style:family="text">
      <style:text-properties style:font-name="Times New Roman" style:font-name-complex="Times New Roman" fo:font-size="14pt" style:font-size-asian="14pt" style:font-size-complex="14pt"/>
    </style:style>
    <style:style style:name="T101" style:parent-style-name="默认段落字体" style:family="text">
      <style:text-properties style:font-name="Times New Roman" style:font-name-complex="Times New Roman" fo:font-size="14pt" style:font-size-asian="14pt" style:font-size-complex="14pt"/>
    </style:style>
    <style:style style:name="T102" style:parent-style-name="默认段落字体" style:family="text">
      <style:text-properties style:letter-kerning="false" style:font-size-complex="16pt" fo:language="en" fo:country="US" style:language-complex="ar" style:country-complex="SA"/>
    </style:style>
    <style:style style:name="P103" style:parent-style-name="Standard" style:family="paragraph">
      <style:paragraph-properties fo:text-align="justify"/>
    </style:style>
    <style:style style:name="T104" style:parent-style-name="默认段落字体" style:family="text">
      <style:text-properties style:font-name="Times New Roman" style:font-name-complex="Times New Roman"/>
    </style:style>
    <style:style style:name="P105" style:parent-style-name="Standard" style:family="paragraph">
      <style:paragraph-properties fo:text-align="justify"/>
      <style:text-properties style:font-name="Times New Roman" style:font-name-complex="Times New Roman"/>
    </style:style>
    <style:style style:name="P106" style:parent-style-name="Standard" style:family="paragraph">
      <style:paragraph-properties fo:text-align="justify"/>
      <style:text-properties style:font-name="Times New Roman" style:font-name-complex="Times New Roman" fo:font-size="14pt" style:font-size-asian="14pt" style:font-size-complex="14pt"/>
    </style:style>
    <style:style style:name="P107" style:parent-style-name="Standard" style:family="paragraph">
      <style:paragraph-properties fo:text-align="justify"/>
      <style:text-properties style:font-name="Times New Roman" style:font-name-complex="Times New Roman" fo:font-size="14pt" style:font-size-asian="14pt" style:font-size-complex="14pt"/>
    </style:style>
    <style:style style:name="P108" style:parent-style-name="Standard" style:family="paragraph">
      <style:paragraph-properties fo:text-align="justify"/>
      <style:text-properties style:font-name="Times New Roman" style:font-name-complex="Times New Roman" fo:font-size="14pt" style:font-size-asian="14pt" style:font-size-complex="14pt"/>
    </style:style>
    <style:style style:name="P109" style:parent-style-name="Standard" style:family="paragraph">
      <style:paragraph-properties fo:text-align="justify"/>
      <style:text-properties style:font-name="Times New Roman" style:font-name-complex="Times New Roman" fo:font-size="14pt" style:font-size-asian="14pt" style:font-size-complex="14pt"/>
    </style:style>
    <style:style style:name="P110" style:parent-style-name="标题2" style:family="paragraph">
      <style:text-properties style:font-size-complex="16pt"/>
    </style:style>
    <style:style style:name="P111" style:parent-style-name="Standard" style:family="paragraph">
      <style:paragraph-properties fo:text-align="justify"/>
      <style:text-properties style:font-name="Times New Roman" style:font-name-complex="Times New Roman"/>
    </style:style>
    <style:style style:name="P112" style:parent-style-name="Standard" style:family="paragraph">
      <style:paragraph-properties fo:text-align="justify"/>
      <style:text-properties style:font-name="Times New Roman" style:font-name-complex="Times New Roman" fo:font-size="14pt" style:font-size-asian="14pt" style:font-size-complex="14pt"/>
    </style:style>
    <style:style style:name="P113" style:parent-style-name="Standard" style:family="paragraph">
      <style:paragraph-properties fo:text-align="justify"/>
      <style:text-properties style:font-name="Times New Roman" style:font-name-complex="Times New Roman" fo:font-size="14pt" style:font-size-asian="14pt" style:font-size-complex="14pt"/>
    </style:style>
    <style:style style:name="P114" style:parent-style-name="Standard" style:family="paragraph">
      <style:paragraph-properties fo:text-align="justify"/>
      <style:text-properties style:font-name="Times New Roman" style:font-name-complex="Times New Roman" fo:font-size="14pt" style:font-size-asian="14pt" style:font-size-complex="14pt"/>
    </style:style>
    <style:style style:name="P115" style:parent-style-name="Standard" style:family="paragraph">
      <style:paragraph-properties fo:text-align="justify"/>
      <style:text-properties style:font-name="Times New Roman" style:font-name-complex="Times New Roman" fo:font-size="14pt" style:font-size-asian="14pt" style:font-size-complex="14pt"/>
    </style:style>
    <style:style style:name="P116" style:parent-style-name="Standard" style:family="paragraph">
      <style:paragraph-properties fo:text-align="justify"/>
      <style:text-properties style:font-name="Times New Roman" style:font-name-complex="Times New Roman" fo:font-size="14pt" style:font-size-asian="14pt" style:font-size-complex="14pt"/>
    </style:style>
    <style:style style:name="P117" style:parent-style-name="Standard" style:family="paragraph">
      <style:paragraph-properties fo:text-align="justify"/>
      <style:text-properties style:font-name="Times New Roman" style:font-name-complex="Times New Roman" fo:font-size="14pt" style:font-size-asian="14pt" style:font-size-complex="14pt"/>
    </style:style>
    <style:style style:name="P118" style:parent-style-name="Standard" style:family="paragraph">
      <style:paragraph-properties fo:text-align="justify"/>
      <style:text-properties style:font-name="Times New Roman" style:font-name-complex="Times New Roman" fo:font-size="14pt" style:font-size-asian="14pt" style:font-size-complex="14pt"/>
    </style:style>
    <style:style style:name="P119" style:parent-style-name="Standard" style:family="paragraph">
      <style:paragraph-properties fo:text-align="justify"/>
      <style:text-properties style:font-name="Times New Roman" style:font-name-complex="Times New Roman" fo:font-size="14pt" style:font-size-asian="14pt" style:font-size-complex="14pt"/>
    </style:style>
    <style:style style:name="P120" style:parent-style-name="Standard" style:family="paragraph">
      <style:paragraph-properties fo:text-align="justify"/>
      <style:text-properties style:font-name="Times New Roman" style:font-name-complex="Times New Roman"/>
    </style:style>
    <style:style style:name="P121" style:parent-style-name="Standard" style:family="paragraph">
      <style:paragraph-properties fo:text-align="justify"/>
      <style:text-properties style:font-name="Times New Roman" style:font-name-complex="Times New Roman"/>
    </style:style>
    <style:style style:name="P122" style:parent-style-name="Standard" style:family="paragraph">
      <style:paragraph-properties fo:text-align="justify"/>
      <style:text-properties style:font-name="Times New Roman" style:font-name-complex="Times New Roman"/>
    </style:style>
    <style:style style:name="P123" style:parent-style-name="Text" style:family="paragraph">
      <style:text-properties style:font-name="Times New Roman" style:font-name-complex="Times New Roman" fo:font-size="14pt" style:font-size-asian="14pt" style:font-size-complex="14pt"/>
    </style:style>
    <style:style style:name="P124" style:parent-style-name="Standard" style:family="paragraph">
      <style:text-properties style:font-name="Times New Roman" style:font-name-complex="Times New Roman"/>
    </style:style>
    <style:style style:name="T125" style:parent-style-name="默认段落字体" style:family="text">
      <style:text-properties style:font-name="Times New Roman" style:font-name-complex="Times New Roman"/>
    </style:style>
    <style:style style:name="P126" style:parent-style-name="Standard" style:family="paragraph">
      <style:text-properties style:font-name="Times New Roman" style:font-name-complex="Times New Roman"/>
    </style:style>
    <style:style style:name="P127" style:parent-style-name="Standard" style:family="paragraph">
      <style:text-properties style:font-name="Times New Roman" style:font-name-complex="Times New Roman"/>
    </style:style>
    <style:style style:name="P128" style:parent-style-name="Standard" style:family="paragraph">
      <style:text-properties style:font-name="Times New Roman" style:font-name-complex="Times New Roman"/>
    </style:style>
    <style:style style:name="P129" style:parent-style-name="Standard" style:family="paragraph">
      <style:text-properties style:font-name="Times New Roman" style:font-name-complex="Times New Roman"/>
    </style:style>
    <style:style style:name="P130" style:parent-style-name="Standard" style:family="paragraph">
      <style:text-properties style:font-name="Times New Roman" style:font-name-complex="Times New Roman"/>
    </style:style>
    <style:style style:name="P131" style:parent-style-name="Standard" style:family="paragraph">
      <style:text-properties style:font-name="Times New Roman" style:font-name-complex="Times New Roman"/>
    </style:style>
    <style:style style:name="P132" style:parent-style-name="Standard" style:family="paragraph">
      <style:text-properties style:font-name="Times New Roman" style:font-name-complex="Times New Roman"/>
    </style:style>
    <style:style style:name="P133" style:parent-style-name="Standard" style:family="paragraph">
      <style:text-properties style:font-name="Times New Roman" style:font-name-complex="Times New Roman"/>
    </style:style>
    <style:style style:name="P134" style:parent-style-name="Standard" style:family="paragraph">
      <style:text-properties style:font-name="Times New Roman" style:font-name-complex="Times New Roman"/>
    </style:style>
    <style:style style:name="P135" style:parent-style-name="Standard" style:family="paragraph">
      <style:text-properties style:font-name="Times New Roman" style:font-name-complex="Times New Roman"/>
    </style:style>
    <style:style style:name="P136" style:parent-style-name="Standard" style:family="paragraph">
      <style:text-properties style:font-name="Times New Roman" style:font-name-complex="Times New Roman"/>
    </style:style>
    <style:style style:name="P137" style:parent-style-name="Standard" style:family="paragraph">
      <style:text-properties style:font-name="Times New Roman" style:font-name-complex="Times New Roman"/>
    </style:style>
    <style:style style:name="P138" style:parent-style-name="Standard" style:family="paragraph">
      <style:text-properties style:font-name="Times New Roman" style:font-name-complex="Times New Roman"/>
    </style:style>
    <style:style style:name="P139" style:parent-style-name="Standard" style:family="paragraph">
      <style:text-properties style:font-name="Times New Roman" style:font-name-complex="Times New Roman"/>
    </style:style>
    <style:style style:name="P140" style:parent-style-name="Standard" style:family="paragraph">
      <style:paragraph-properties fo:text-align="center"/>
      <style:text-properties style:font-name="Times New Roman" style:font-name-complex="Times New Roman"/>
    </style:style>
    <style:style style:name="P141" style:parent-style-name="Standard" style:family="paragraph">
      <style:paragraph-properties fo:text-align="center"/>
      <style:text-properties style:font-name="Times New Roman" style:font-name-complex="Times New Roman"/>
    </style:style>
    <style:style style:name="P142" style:parent-style-name="Standard" style:family="paragraph">
      <style:paragraph-properties fo:text-align="center"/>
      <style:text-properties style:font-name="Times New Roman" style:font-name-complex="Times New Roman"/>
    </style:style>
    <style:style style:name="P143" style:parent-style-name="Standard" style:family="paragraph">
      <style:paragraph-properties fo:text-align="center"/>
    </style:style>
    <style:style style:name="T144" style:parent-style-name="默认段落字体" style:family="text">
      <style:text-properties style:font-name="Times New Roman" style:font-name-complex="Times New Roman"/>
    </style:style>
    <style:style style:name="P145" style:parent-style-name="Standard" style:family="paragraph">
      <style:paragraph-properties fo:text-align="center"/>
      <style:text-properties style:font-name="Times New Roman" style:font-name-complex="Times New Roman"/>
    </style:style>
    <style:style style:name="P146" style:parent-style-name="Standard" style:family="paragraph">
      <style:paragraph-properties fo:text-align="justify"/>
      <style:text-properties style:font-name="Times New Roman" style:font-name-complex="Times New Roman"/>
    </style:style>
    <style:style style:name="P147" style:parent-style-name="Textbody" style:family="paragraph">
      <style:text-properties style:font-name="Times New Roman" style:font-name-complex="Times New Roman"/>
    </style:style>
    <style:style style:name="P148" style:parent-style-name="Textbody" style:family="paragraph">
      <style:text-properties style:font-name="Times New Roman" style:font-name-complex="Times New Roman"/>
    </style:style>
    <style:style style:name="P149" style:parent-style-name="Textbody" style:master-page-name="MP1" style:family="paragraph">
      <style:paragraph-properties fo:break-before="page"/>
      <style:text-properties style:font-name="Times New Roman" style:font-name-complex="Times New Roman"/>
    </style:style>
    <style:style style:name="P150" style:parent-style-name="Textbody" style:family="paragraph">
      <style:text-properties style:font-name="Times New Roman" style:font-name-complex="Times New Roman"/>
    </style:style>
    <style:style style:name="T151" style:parent-style-name="默认段落字体" style:family="text">
      <style:text-properties style:font-name="Times New Roman" style:font-name-complex="Times New Roman"/>
    </style:style>
    <style:style style:name="P152" style:parent-style-name="标题1" style:master-page-name="MP2" style:family="paragraph">
      <style:paragraph-properties fo:break-before="page"/>
      <style:text-properties style:font-name-complex="Times New Roman"/>
    </style:style>
    <style:style style:name="P153" style:parent-style-name="Text" style:family="paragraph">
      <style:text-properties style:font-name="Times New Roman" style:font-name-complex="Times New Roman"/>
    </style:style>
    <style:style style:name="P154" style:parent-style-name="Textbody" style:family="paragraph">
      <style:text-properties style:font-name="Times New Roman" style:font-name-complex="Times New Roman"/>
    </style:style>
    <style:style style:name="P155" style:parent-style-name="Textbody" style:family="paragraph">
      <style:text-properties style:font-name="Times New Roman" style:font-name-complex="Times New Roman"/>
    </style:style>
    <style:style style:name="P156" style:parent-style-name="Textbody" style:family="paragraph">
      <style:text-properties style:font-name="Times New Roman" style:font-name-complex="Times New Roman"/>
    </style:style>
    <style:style style:name="P157" style:parent-style-name="Textbody" style:family="paragraph">
      <style:text-properties style:font-name="Times New Roman" style:font-name-complex="Times New Roman"/>
    </style:style>
    <style:style style:name="P158" style:parent-style-name="Textbody" style:master-page-name="MP3" style:family="paragraph">
      <style:paragraph-properties fo:break-before="page"/>
    </style:style>
    <style:style style:name="T159" style:parent-style-name="默认段落字体" style:family="text">
      <style:text-properties style:font-name="Times New Roman" style:font-name-complex="Times New Roman"/>
    </style:style>
    <style:style style:name="P160" style:parent-style-name="标题1" style:master-page-name="MP4" style:family="paragraph">
      <style:paragraph-properties fo:break-before="page"/>
      <style:text-properties style:font-name-complex="Times New Roman"/>
    </style:style>
    <style:style style:name="P161" style:parent-style-name="Text" style:family="paragraph">
      <style:text-properties style:font-name="Times New Roman" style:font-name-complex="Times New Roman"/>
    </style:style>
    <style:style style:name="P162" style:parent-style-name="Textbody" style:family="paragraph">
      <style:text-properties style:font-name="Times New Roman" style:font-name-complex="Times New Roman"/>
    </style:style>
    <style:style style:name="P163" style:parent-style-name="Textbody" style:family="paragraph">
      <style:text-properties style:font-name="Times New Roman" style:font-name-complex="Times New Roman"/>
    </style:style>
    <style:style style:name="P164" style:parent-style-name="Textbody" style:family="paragraph">
      <style:text-properties style:font-name="Times New Roman" style:font-name-complex="Times New Roman"/>
    </style:style>
    <style:style style:name="P165" style:parent-style-name="Textbody" style:family="paragraph">
      <style:text-properties style:font-name="Times New Roman" style:font-name-complex="Times New Roman" fo:font-weight="bold" style:font-weight-asian="bold" style:font-weight-complex="bold"/>
    </style:style>
    <style:style style:name="P166" style:parent-style-name="Textbody" style:family="paragraph">
      <style:text-properties style:font-name="Times New Roman" style:font-name-complex="Times New Roman"/>
    </style:style>
    <style:style style:name="P167" style:parent-style-name="Standard" style:master-page-name="MP5" style:family="paragraph">
      <style:paragraph-properties fo:break-before="page" fo:text-align="justify"/>
    </style:style>
    <style:style style:name="T168" style:parent-style-name="默认段落字体" style:family="text">
      <style:text-properties style:font-name="Times New Roman" style:font-name-complex="Times New Roman"/>
    </style:style>
    <style:style style:name="P169" style:parent-style-name="标题1" style:master-page-name="MP6" style:family="paragraph">
      <style:paragraph-properties fo:break-before="page"/>
      <style:text-properties style:font-name-complex="Times New Roman"/>
    </style:style>
    <style:style style:name="P170" style:parent-style-name="Text" style:family="paragraph">
      <style:text-properties style:font-name="Times New Roman" style:font-name-complex="Times New Roman"/>
    </style:style>
    <style:style style:name="P171" style:parent-style-name="Standard" style:family="paragraph">
      <style:paragraph-properties fo:text-align="justify"/>
      <style:text-properties style:font-name="Times New Roman" style:font-name-complex="Times New Roman"/>
    </style:style>
    <style:style style:name="P172" style:parent-style-name="标题3" style:family="paragraph">
      <style:text-properties style:font-name="Times New Roman" style:font-name-complex="Times New Roman"/>
    </style:style>
    <style:style style:name="P173" style:parent-style-name="Standard" style:family="paragraph">
      <style:paragraph-properties fo:text-align="justify"/>
      <style:text-properties style:font-name="Times New Roman" style:font-name-complex="Times New Roman"/>
    </style:style>
    <style:style style:name="P174" style:parent-style-name="标题3" style:family="paragraph">
      <style:text-properties style:font-name="Times New Roman" style:font-name-complex="Times New Roman"/>
    </style:style>
    <style:style style:name="P175" style:parent-style-name="Standard" style:family="paragraph">
      <style:paragraph-properties fo:text-align="justify"/>
      <style:text-properties style:font-name="Times New Roman" style:font-name-complex="Times New Roman"/>
    </style:style>
    <style:style style:name="P176" style:parent-style-name="标题3" style:family="paragraph">
      <style:text-properties style:font-name="Times New Roman" style:font-name-complex="Times New Roman"/>
    </style:style>
    <style:style style:name="P177" style:parent-style-name="Textbody" style:family="paragraph">
      <style:text-properties style:font-name="Times New Roman" style:font-name-complex="Times New Roman"/>
    </style:style>
    <style:style style:name="P178" style:parent-style-name="Textbody" style:family="paragraph">
      <style:text-properties style:font-name="Times New Roman" style:font-name-complex="Times New Roman"/>
    </style:style>
    <style:style style:name="P179" style:parent-style-name="Textbody" style:family="paragraph">
      <style:text-properties style:font-name="Times New Roman" style:font-name-complex="Times New Roman"/>
    </style:style>
    <style:style style:name="P180" style:parent-style-name="Textbody" style:family="paragraph">
      <style:text-properties style:font-name="Times New Roman" style:font-name-complex="Times New Roman"/>
    </style:style>
    <style:style style:name="P181" style:parent-style-name="标题1" style:master-page-name="MP7" style:family="paragraph">
      <style:paragraph-properties fo:break-before="page"/>
      <style:text-properties style:font-name-complex="Times New Roman"/>
    </style:style>
    <style:style style:name="P182" style:parent-style-name="Text" style:family="paragraph">
      <style:text-properties style:font-name="Times New Roman" style:font-name-complex="Times New Roman"/>
    </style:style>
    <style:style style:name="P183" style:parent-style-name="标题3" style:family="paragraph">
      <style:text-properties style:font-name="Times New Roman" style:font-name-complex="Times New Roman"/>
    </style:style>
    <style:style style:name="P184" style:parent-style-name="Textbody" style:family="paragraph">
      <style:text-properties style:font-name="Times New Roman" style:font-name-complex="Times New Roman" fo:font-weight="bold" style:font-weight-asian="bold" style:font-weight-complex="bold"/>
    </style:style>
    <style:style style:name="P185" style:parent-style-name="标题3" style:family="paragraph">
      <style:text-properties style:font-name="Times New Roman" style:font-name-complex="Times New Roman"/>
    </style:style>
    <style:style style:name="P186" style:parent-style-name="Textbody" style:family="paragraph">
      <style:text-properties style:font-name="Times New Roman" style:font-name-complex="Times New Roman"/>
    </style:style>
    <style:style style:name="P187" style:parent-style-name="Textbody" style:family="paragraph">
      <style:text-properties style:font-name="Times New Roman" style:font-name-complex="Times New Roman" fo:font-weight="bold" style:font-weight-asian="bold" style:font-weight-complex="bold"/>
    </style:style>
    <style:style style:name="P188" style:parent-style-name="Textbody" style:family="paragraph">
      <style:text-properties style:font-name="Times New Roman" style:font-name-complex="Times New Roman"/>
    </style:style>
    <style:style style:name="P189" style:parent-style-name="Textbody" style:master-page-name="MP8" style:family="paragraph">
      <style:paragraph-properties fo:break-before="page"/>
      <style:text-properties style:font-name="Times New Roman" style:font-name-complex="Times New Roman"/>
    </style:style>
    <style:style style:name="T190" style:parent-style-name="默认段落字体" style:family="text">
      <style:text-properties style:font-name="Times New Roman" style:font-name-complex="Times New Roman"/>
    </style:style>
    <style:style style:name="P191" style:parent-style-name="Textbody" style:master-page-name="MP9" style:family="paragraph">
      <style:paragraph-properties fo:break-before="page"/>
      <style:text-properties style:font-name="Times New Roman" style:font-name-complex="Times New Roman"/>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78269in, 1.47712in, 0.74096in, 1.21377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Projet Logiciel Transversal</text:p>
      <text:p text:style-name="P9">Eddy LOBJOIS – Shuman LIN – Siaka OUATTARA</text:p>
      <text:p text:style-name="P10"/>
      <text:p text:style-name="P11"/>
      <text:p text:style-name="P12"/>
      <text:p text:style-name="P13"/>
      <text:p text:style-name="P14"/>
      <text:p text:style-name="P15"/>
      <text:p text:style-name="P16"/>
      <text:p text:style-name="P17"/>
      <text:table-of-content text:name="_TOC0">
        <text:table-of-content-source text:outline-level="9" text:use-outline-level="true" text:use-index-marks="true" text:use-index-source-styles="false" text:index-scope="document">
          <text:table-of-content-entry-template text:outline-level="1" text:style-name="正文">
            <text:index-entry-link-start/>
            <text:index-entry-text/>
            <text:index-entry-tab-stop style:leader-char="." style:type="right"/>
            <text:index-entry-page-number/>
            <text:index-entry-link-end/>
          </text:table-of-content-entry-template>
          <text:table-of-content-entry-template text:outline-level="2" text:style-name="正文">
            <text:index-entry-link-start/>
            <text:index-entry-text/>
            <text:index-entry-tab-stop style:leader-char="." style:type="right"/>
            <text:index-entry-page-number/>
            <text:index-entry-link-end/>
          </text:table-of-content-entry-template>
          <text:table-of-content-entry-template text:outline-level="3" text:style-name="正文">
            <text:index-entry-link-start/>
            <text:index-entry-text/>
            <text:index-entry-tab-stop style:leader-char="." style:type="right"/>
            <text:index-entry-page-number/>
            <text:index-entry-link-end/>
          </text:table-of-content-entry-template>
          <text:table-of-content-entry-template text:outline-level="4" text:style-name="正文">
            <text:index-entry-link-start/>
            <text:index-entry-text/>
            <text:index-entry-tab-stop style:leader-char="." style:type="right"/>
            <text:index-entry-page-number/>
            <text:index-entry-link-end/>
          </text:table-of-content-entry-template>
          <text:table-of-content-entry-template text:outline-level="5" text:style-name="正文">
            <text:index-entry-link-start/>
            <text:index-entry-text/>
            <text:index-entry-tab-stop style:leader-char="." style:type="right"/>
            <text:index-entry-page-number/>
            <text:index-entry-link-end/>
          </text:table-of-content-entry-template>
          <text:table-of-content-entry-template text:outline-level="6" text:style-name="正文">
            <text:index-entry-link-start/>
            <text:index-entry-text/>
            <text:index-entry-tab-stop style:leader-char="." style:type="right"/>
            <text:index-entry-page-number/>
            <text:index-entry-link-end/>
          </text:table-of-content-entry-template>
          <text:table-of-content-entry-template text:outline-level="7" text:style-name="正文">
            <text:index-entry-link-start/>
            <text:index-entry-text/>
            <text:index-entry-tab-stop style:leader-char="." style:type="right"/>
            <text:index-entry-page-number/>
            <text:index-entry-link-end/>
          </text:table-of-content-entry-template>
          <text:table-of-content-entry-template text:outline-level="8" text:style-name="正文">
            <text:index-entry-link-start/>
            <text:index-entry-text/>
            <text:index-entry-tab-stop style:leader-char="." style:type="right"/>
            <text:index-entry-page-number/>
            <text:index-entry-link-end/>
          </text:table-of-content-entry-template>
          <text:table-of-content-entry-template text:outline-level="9" text:style-name="正文">
            <text:index-entry-link-start/>
            <text:index-entry-text/>
            <text:index-entry-tab-stop style:leader-char="." style:type="right"/>
            <text:index-entry-page-number/>
            <text:index-entry-link-end/>
          </text:table-of-content-entry-template>
        </text:table-of-content-source>
        <text:index-body>
          <text:p text:style-name="P18"><text:span text:style-name="T19">Table des matières</text:span></text:p>
          <text:p text:style-name="Contents1"><text:a xlink:href="#__RefHeading__1316_824097905" office:target-frame-name="_top" xlink:show="replace"><text:span text:style-name="T20">1 Objectif</text:span><text:span text:style-name="T21"><text:tab/>3</text:span></text:a></text:p>
          <text:p text:style-name="Contents2"><text:a xlink:href="#__RefHeading__1318_824097905" office:target-frame-name="_top" xlink:show="replace"><text:span text:style-name="T22">1.1 Présentation générale</text:span><text:span text:style-name="T23"><text:tab/>3</text:span></text:a></text:p>
          <text:p text:style-name="Contents2"><text:a xlink:href="#__RefHeading__1320_824097905" office:target-frame-name="_top" xlink:show="replace"><text:span text:style-name="T24">1.2 Règles du jeu</text:span><text:span text:style-name="T25"><text:tab/>3</text:span></text:a></text:p>
          <text:p text:style-name="Contents2"><text:a xlink:href="#__RefHeading__3406_1053578290" office:target-frame-name="_top" xlink:show="replace"><text:span text:style-name="T26">1.3 Conception Logiciel</text:span><text:span text:style-name="T27"><text:tab/>3</text:span></text:a></text:p>
          <text:p text:style-name="Contents1"><text:a xlink:href="#__RefHeading__1322_824097905" office:target-frame-name="_top" xlink:show="replace"><text:span text:style-name="T28">2 Description et conception des états</text:span><text:span text:style-name="T29"><text:tab/>4</text:span></text:a></text:p>
          <text:p text:style-name="Contents2"><text:a xlink:href="#__RefHeading__1480_1060408740" office:target-frame-name="_top" xlink:show="replace"><text:span text:style-name="T30">2.1 Description des états</text:span><text:span text:style-name="T31"><text:tab/>4</text:span></text:a></text:p>
          <text:p text:style-name="Contents2"><text:a xlink:href="#__RefHeading__1484_1060408740" office:target-frame-name="_top" xlink:show="replace"><text:span text:style-name="T32">2.2 Conception logiciel</text:span><text:span text:style-name="T33"><text:tab/>4</text:span></text:a></text:p>
          <text:p text:style-name="Contents2"><text:a xlink:href="#__RefHeading__1027_1053578290" office:target-frame-name="_top" xlink:show="replace"><text:span text:style-name="T34">2.3 Conceptio</text:span><text:span text:style-name="T35">n logiciel : extension pour le rendu</text:span><text:span text:style-name="T36"><text:tab/>4</text:span></text:a></text:p>
          <text:p text:style-name="Contents2"><text:a xlink:href="#__RefHeading__3408_1053578290" office:target-frame-name="_top" xlink:show="replace"><text:span text:style-name="T37">2.4 Conception logiciel : extension pour le moteur de jeu</text:span><text:span text:style-name="T38"><text:tab/>4</text:span></text:a></text:p>
          <text:p text:style-name="Contents2"><text:a xlink:href="#__RefHeading__2098_1060408740" office:target-frame-name="_top" xlink:show="replace"><text:span text:style-name="T39">2.5 Ressources</text:span><text:span text:style-name="T40"><text:tab/>4</text:span></text:a></text:p>
          <text:p text:style-name="Contents1"><text:a xlink:href="#__RefHeading__2100_1060408740" office:target-frame-name="_top" xlink:show="replace"><text:span text:style-name="T41">3 Rendu : Stratégie et Conception</text:span><text:span text:style-name="T42"><text:tab/>6</text:span></text:a></text:p>
          <text:p text:style-name="Contents2"><text:a xlink:href="#__RefHeading__2104_1060408740" office:target-frame-name="_top" xlink:show="replace"><text:span text:style-name="T43">3.1 Stratégie de rendu d'un état</text:span><text:span text:style-name="T44"><text:tab/>6</text:span></text:a></text:p>
          <text:p text:style-name="Contents2"><text:a xlink:href="#__RefHeading__2118_1060408740" office:target-frame-name="_top" xlink:show="replace"><text:span text:style-name="T45">3.2 Conception logiciel</text:span><text:span text:style-name="T46"><text:tab/>6</text:span></text:a></text:p>
          <text:p text:style-name="Contents2"><text:a xlink:href="#__RefHeading__3410_1053578290" office:target-frame-name="_top" xlink:show="replace"><text:span text:style-name="T47">3.3 Conception logiciel : extension pour les animations</text:span><text:span text:style-name="T48"><text:tab/>6</text:span></text:a></text:p>
          <text:p text:style-name="Contents2"><text:a xlink:href="#__RefHeading__2132_1060408740" office:target-frame-name="_top" xlink:show="replace"><text:span text:style-name="T49">3.4 Ressources</text:span><text:span text:style-name="T50"><text:tab/>6</text:span></text:a></text:p>
          <text:p text:style-name="Contents2"><text:a xlink:href="#__RefHeading__2136_1060408740" office:target-frame-name="_top" xlink:show="replace"><text:span text:style-name="T51">3.5 Exemple de rendu</text:span><text:span text:style-name="T52"><text:tab/>6</text:span></text:a></text:p>
          <text:p text:style-name="Contents1"><text:a xlink:href="#__RefHeading__1336_824097905" office:target-frame-name="_top" xlink:show="replace"><text:span text:style-name="T53">4 Règles de changement d'états et moteur de jeu</text:span><text:span text:style-name="T54"><text:tab/>8</text:span></text:a></text:p>
          <text:p text:style-name="Contents2"><text:a xlink:href="#__RefHeading__2079_824097905" office:target-frame-name="_top" xlink:show="replace"><text:span text:style-name="T55">4.1 Horloge globale</text:span><text:span text:style-name="T56"><text:tab/>8</text:span></text:a></text:p>
          <text:p text:style-name="Contents2"><text:a xlink:href="#__RefHeading__2081_824097905" office:target-frame-name="_top" xlink:show="replace"><text:span text:style-name="T57">4.2 Changements extérieurs</text:span><text:span text:style-name="T58"><text:tab/>8</text:span></text:a></text:p>
          <text:p text:style-name="Contents2"><text:a xlink:href="#__RefHeading__2083_824097905" office:target-frame-name="_top" xlink:show="replace"><text:span text:style-name="T59">4.3 Changements autonomes</text:span><text:span text:style-name="T60"><text:tab/>8</text:span></text:a></text:p>
          <text:p text:style-name="Contents2"><text:a xlink:href="#__RefHeading__1029_1053578290" office:target-frame-name="_top" xlink:show="replace"><text:span text:style-name="T61">4.4 Conception logiciel</text:span><text:span text:style-name="T62"><text:tab/>8</text:span></text:a></text:p>
          <text:p text:style-name="Contents2"><text:a xlink:href="#__RefHeading__3412_1053578290" office:target-frame-name="_top" xlink:show="replace"><text:span text:style-name="T63">4.5 Conception logiciel : extension pour l'IA</text:span><text:span text:style-name="T64"><text:tab/>8</text:span></text:a></text:p>
          <text:p text:style-name="Contents2"><text:a xlink:href="#__RefHeading__1829_2123130103" office:target-frame-name="_top" xlink:show="replace"><text:span text:style-name="T65">4.6 Conception logiciel : extension pour la parallélisation</text:span><text:span text:style-name="T66"><text:tab/>8</text:span></text:a></text:p>
          <text:p text:style-name="Contents1"><text:a xlink:href="#__RefHeading__1031_1053578290" office:target-frame-name="_top" xlink:show="replace"><text:span text:style-name="T67">5 Intelligence Artificielle</text:span><text:span text:style-name="T68"><text:tab/>10</text:span></text:a></text:p>
          <text:p text:style-name="Contents2"><text:a xlink:href="#__RefHeading__2973_1544052078" office:target-frame-name="_top" xlink:show="replace"><text:span text:style-name="T69">5.1 Stratégies</text:span><text:span text:style-name="T70"><text:tab/>10</text:span></text:a></text:p>
          <text:p text:style-name="Contents3"><text:a xlink:href="#__RefHeading__2975_1544052078" office:target-frame-name="_top" xlink:show="replace"><text:span text:style-name="T71">5.1.1 Intelligence minimale</text:span><text:span text:style-name="T72"><text:tab/>10</text:span></text:a></text:p>
          <text:p text:style-name="Contents3"><text:a xlink:href="#__RefHeading__2977_1544052078" office:target-frame-name="_top" xlink:show="replace"><text:span text:style-name="T73">5.1.2 Intelligence basée sur des heuristiques</text:span><text:span text:style-name="T74"><text:tab/>10</text:span></text:a></text:p>
          <text:p text:style-name="Contents3"><text:a xlink:href="#__RefHeading__2480_1544052078" office:target-frame-name="_top" xlink:show="replace"><text:span text:style-name="T75">5.1.3 Intelligence basée sur les arbres de recherche</text:span><text:span text:style-name="T76"><text:tab/>10</text:span></text:a></text:p>
          <text:p text:style-name="Contents2"><text:a xlink:href="#__RefHeading__2979_1544052078" office:target-frame-name="_top" xlink:show="replace"><text:span text:style-name="T77">5.2 Conception logiciel</text:span><text:span text:style-name="T78"><text:tab/>10</text:span></text:a></text:p>
          <text:p text:style-name="Contents2"><text:a xlink:href="#__RefHeading__2981_1544052078" office:target-frame-name="_top" xlink:show="replace"><text:span text:style-name="T79">5.3 Conception logiciel : extension pour l'IA composée</text:span><text:span text:style-name="T80"><text:tab/>10</text:span></text:a></text:p>
          <text:p text:style-name="Contents2"><text:a xlink:href="#__RefHeading__2983_1544052078" office:target-frame-name="_top" xlink:show="replace"><text:span text:style-name="T81">5.4 Conception logiciel : ext</text:span><text:span text:style-name="T82">ension pour IA avancée</text:span><text:span text:style-name="T83"><text:tab/>10</text:span></text:a></text:p>
          <text:p text:style-name="Contents2"><text:a xlink:href="#__RefHeading__2985_1544052078" office:target-frame-name="_top" xlink:show="replace"><text:span text:style-name="T84">5.5 Conception logiciel : extension pour la parallélisation</text:span><text:span text:style-name="T85"><text:tab/>10</text:span></text:a></text:p>
          <text:p text:style-name="Contents1"><text:a xlink:href="#__RefHeading__2987_1544052078" office:target-frame-name="_top" xlink:show="replace"><text:span text:style-name="T86">6 Modularisation</text:span><text:span text:style-name="T87"><text:tab/>11</text:span></text:a></text:p>
          <text:p text:style-name="Contents2"><text:a xlink:href="#__RefHeading__1831_2123130103" office:target-frame-name="_top" xlink:show="replace"><text:span text:style-name="T88">6.1 Organisation des modules</text:span><text:span text:style-name="T89"><text:tab/>11</text:span></text:a></text:p>
          <text:p text:style-name="Contents3"><text:a xlink:href="#__RefHeading__1833_2123130103" office:target-frame-name="_top" xlink:show="replace"><text:span text:style-name="T90">6.1.1 Répartition sur différents threads</text:span><text:span text:style-name="T91"><text:tab/>11</text:span></text:a></text:p>
          <text:p text:style-name="Contents3"><text:a xlink:href="#__RefHeading__1835_2123130103" office:target-frame-name="_top" xlink:show="replace"><text:span text:style-name="T92">6.1.2 Répartition sur différentes mach</text:span><text:span text:style-name="T93">ines</text:span><text:span text:style-name="T94"><text:tab/>11</text:span></text:a></text:p>
          <text:p text:style-name="Contents2"><text:a xlink:href="#__RefHeading__1837_2123130103" office:target-frame-name="_top" xlink:show="replace"><text:span text:style-name="T95">6.2 Conception logiciel</text:span><text:span text:style-name="T96"><text:tab/>11</text:span></text:a></text:p>
          <text:p text:style-name="Contents2"><text:a xlink:href="#__RefHeading__1966_2123130103" office:target-frame-name="_top" xlink:show="replace"><text:span text:style-name="T97">6.3 Conception logiciel : extension réseau</text:span><text:span text:style-name="T98"><text:tab/>11</text:span></text:a></text:p>
          <text:p text:style-name="Contents2"><text:a xlink:href="#__RefHeading__1968_2123130103" office:target-frame-name="_top" xlink:show="replace"><text:span text:style-name="T99">6.4 Conception logiciel : clien</text:span><text:span text:style-name="T100">t Android</text:span><text:span text:style-name="T101"><text:tab/>11</text:span></text:a></text:p>
        </text:index-body>
      </text:table-of-content>
      <text:p text:style-name="Standard"/>
      <text:h text:style-name="标题1" text:outline-level="1"><text:bookmark-start text:name="__RefHeading__1316_824097905"/><text:soft-page-break/>Présentation Générale<text:bookmark-end text:name="__RefHeading__1316_824097905"/></text:h>
      <text:h text:style-name="标题2" text:outline-level="2"><text:bookmark-start text:name="__RefHeading__1318_824097905"/><text:span text:style-name="T102">Archétype</text:span><text:bookmark-end text:name="__RefHeading__1318_824097905"/></text:h>
      <text:p text:style-name="P103"><text:span text:style-name="T104"><draw:frame draw:z-index="4" draw:style-name="a0" draw:name="Image1" text:anchor-type="paragraph" svg:x="0in" svg:y="0in" svg:width="6.40709in" svg:height="3.60433in" style:rel-width="scale" style:rel-height="scale"><draw:image xlink:href="media/image1.png" xlink:type="simple" xlink:show="embed" xlink:actuate="onLoad"/><svg:title/><svg:desc/></draw:frame></text:span></text:p>
      <text:p text:style-name="P105"/>
      <text:p text:style-name="P106">Le projet de ce semestre va s’appuyer sur le jeu Tank Stars. Il s’agit d’un jeu avec des mécanismes de gameplay similaires à Worms, mais où les vers de terre ont été remplacés par des<text:s/>tanks.</text:p>
      <text:p text:style-name="P107">Dans ce jeu, deux tanks s’affrontent tour par tour dans une bataille dont le but est de détruire le tank adverse.</text:p>
      <text:p text:style-name="P108"/>
      <text:p text:style-name="P109"/>
      <text:h text:style-name="P110" text:outline-level="2"><text:bookmark-start text:name="__RefHeading__1320_824097905"/>Règles du jeu<text:bookmark-end text:name="__RefHeading__1320_824097905"/></text:h>
      <text:p text:style-name="P111"/>
      <text:p text:style-name="P112">C’est un jeu de combat au tour par tour à deux joueurs.</text:p>
      <text:p text:style-name="P113">- Au début du jeu, chaque joueur doit choisir un tank parmi deux<text:s/>modèles disponibles : Le premier dispose de 80 points de vie (PV) et de 20 points d’attaque (PA). Le second dispose de 100 PV et de 16 PA.</text:p>
      <text:p text:style-name="P114">- Une fois que les deux joueurs ont choisi le tank, les points de vie sont initialisés.</text:p>
      <text:p text:style-name="P115">- Durant chaque tour, le Tank attaquant peut se déplacer de gauche à droite. Il peut également ajuster la trajectoire angulaire et modifier la puissance du tir.</text:p>
      <text:p text:style-name="P116">- Au bout de 30 secondes, les prédispositions doivent être effectuées, le tank d’attaque va lancer le tir de missile suivant une trajectoire oblique.</text:p>
      <text:p text:style-name="P117">- Si le tir touche le tank défensif, son nombre de points de vie va diminuer par rapport aux PA d'adversaire.</text:p>
      <text:soft-page-break/>
      <text:p text:style-name="P118">- Quand le tir de missile est terminé, les 2 joueurs changent leurs rôles.</text:p>
      <text:p text:style-name="P119">- Si le nombre de points de vie d’un des deux tanks arrive à zéro, la partie se termine et le tank encore en vie remporte la partie.</text:p>
      <text:p text:style-name="P120"/>
      <text:p text:style-name="P121"/>
      <text:p text:style-name="P122"/>
      <text:h text:style-name="标题2" text:outline-level="2"><text:bookmark-start text:name="__RefHeading__3406_1053578290"/>Conception Logiciel<text:bookmark-end text:name="__RefHeading__3406_1053578290"/></text:h>
      <text:p text:style-name="P123">Présenter ici les packages de votre solution, ainsi que leurs dépendances.</text:p>
      <text:p text:style-name="P124"/>
      <text:p text:style-name="Standard"><text:span text:style-name="T125"><draw:frame draw:z-index="2" draw:style-name="a1" draw:name="Image2" text:anchor-type="paragraph" svg:x="1.03386in" svg:y="0.06457in" svg:width="4.80906in" svg:height="2.6874in" style:rel-width="scale" style:rel-height="scale"><draw:image xlink:href="media/image2.png" xlink:type="simple" xlink:show="embed" xlink:actuate="onLoad"/><svg:title/><svg:desc/></draw:frame></text:span></text:p>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Bibliothèque de sprites utilisés (source:<text:s/>kenney.nl)</text:p>
      <text:p text:style-name="P142"/>
      <text:p text:style-name="P143"><text:span text:style-name="T144"><draw:frame draw:z-index="3" draw:style-name="a2" draw:name="Image3" text:anchor-type="paragraph" svg:x="0.08346in" svg:y="0.15in" svg:width="6.69291in" svg:height="3.75433in" style:rel-width="scale" style:rel-height="scale"><draw:image xlink:href="media/image3.png" xlink:type="simple" xlink:show="embed" xlink:actuate="onLoad"/><svg:title/><svg:desc/></draw:frame></text:span></text:p>
      <text:p text:style-name="正文"/>
      <text:p text:style-name="正文">Bibliothèque d’éléments de décor (ou tiles)<text:s/>utilisés (source: kenney.nl)</text:p>
      <text:p text:style-name="正文"/>
      <text:p text:style-name="正文"/>
      <text:p text:style-name="正文">Pour l’affichage d’une map complète, nous utiliserons un vecteur constitué de 20 tiles de longeur et de 15 tiles de hauteur juxtaposés, puis superposés à l’écran. Chaque tile est modélisé par une carré de<text:s/>36 pixels de côté, ce qui permet d’obtenir une map d’une taille équivalente à 720 par 540 pixels.</text:p>
      <text:p text:style-name="正文"/>
      <text:p text:style-name="正文"/>
      <text:p text:style-name="正文"/>
      <text:p text:style-name="P145"/>
      <text:h text:style-name="标题1" text:outline-level="1"><text:bookmark-start text:name="__RefHeading__1322_824097905"/>Description et conception des états<text:bookmark-end text:name="__RefHeading__1322_824097905"/></text:h>
      <text:p text:style-name="正文">L'objectif de cette section est une description très fine des états dans le projet. Plusieurs niveaux de descriptions<text:s/>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标题2" text:outline-level="2"><text:bookmark-start text:name="__RefHeading__1480_1060408740"/>Description des états<text:bookmark-end text:name="__RefHeading__1480_1060408740"/></text:h>
      <text:p text:style-name="P146"/>
      <text:p text:style-name="正文">Quatre états de jeu sont possibles:</text:p>
      <text:p text:style-name="正文">GAMEOVER: le jeu est fini.</text:p>
      <text:p text:style-name="正文">AVAILABLE: le joueur principal peut se déplacer, ajuster la trajectoire angulaire de canon et modifier la puissance de son tir.</text:p>
      <text:p text:style-name="正文">SHOOTING:<text:s/>le joueur principal ne peut plus se déplacer, son tir est lancé en suivant une trajectoire oblique.</text:p>
      <text:p text:style-name="正文">AWAITING: le joueur principal attend que le joueur adverse joue son tour.</text:p>
      <text:h text:style-name="标题2" text:outline-level="2"><text:bookmark-start text:name="__RefHeading__1484_1060408740"/>Conception logiciel<text:bookmark-end text:name="__RefHeading__1484_1060408740"/></text:h>
      <text:p text:style-name="P147"><text:tab/></text:p>
      <text:h text:style-name="标题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148"/>
      <text:h text:style-name="标题2" text:outline-level="2"><text:bookmark-start text:name="__RefHeading__3408_1053578290"/><text:soft-page-break/>Conception logiciel : extension pour le moteur de jeu<text:bookmark-end text:name="__RefHeading__3408_1053578290"/></text:h>
      <text:h text:style-name="标题2" text:outline-level="2"><text:bookmark-start text:name="__RefHeading__2098_1060408740"/>Ressources<text:bookmark-end text:name="__RefHeading__2098_1060408740"/></text:h>
      <text:p text:style-name="P149"/>
      <text:p text:style-name="P150"/>
      <text:p text:style-name="Textbody"><text:span text:style-name="T151"><draw:frame draw:z-index="251659264" draw:id="id0" draw:style-name="a3" draw:name="Cadre3" text:anchor-type="paragraph" svg:x="0in" svg:y="0in" svg:width="10.11806in" svg:height="5.325in" style:rel-width="scale" style:rel-height="scale"><draw:text-box><text:p text:style-name="Illustration">Illustration 1: Diagramme des classes d'état</text:p></draw:text-box><svg:title/><svg:desc/></draw:frame></text:span></text:p>
      <text:h text:style-name="P152" text:outline-level="1"><text:bookmark-start text:name="__RefHeading__2100_1060408740"/><text:soft-page-break/>Rendu : Stratégie et Conception<text:bookmark-end text:name="__RefHeading__2100_1060408740"/></text:h>
      <text:p text:style-name="P153">Présentez ici la stratégie générale que vous comptez suivre pour rendre un état. Cela doit tenir compte des<text:s/>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标题2" text:outline-level="2"><text:bookmark-start text:name="__RefHeading__2104_1060408740"/>Stratégie de rendu d'un état<text:bookmark-end text:name="__RefHeading__2104_1060408740"/></text:h>
      <text:p text:style-name="P154"/>
      <text:h text:style-name="标题2" text:outline-level="2"><text:bookmark-start text:name="__DdeLink__1274_1053578290"/><text:bookmark-start text:name="__RefHeading__2118_1060408740"/>Conception<text:s/><text:bookmark-end text:name="__DdeLink__1274_1053578290"/>logiciel<text:bookmark-end text:name="__RefHeading__2118_1060408740"/></text:h>
      <text:p text:style-name="P155"/>
      <text:h text:style-name="标题2" text:outline-level="2"><text:bookmark-start text:name="__RefHeading__3410_1053578290"/>Conception logiciel : extension pour les animations<text:bookmark-end text:name="__RefHeading__3410_1053578290"/></text:h>
      <text:p text:style-name="P156"/>
      <text:h text:style-name="标题2" text:outline-level="2"><text:bookmark-start text:name="__RefHeading__2132_1060408740"/>Ressources<text:bookmark-end text:name="__RefHeading__2132_1060408740"/></text:h>
      <text:p text:style-name="P157"/>
      <text:h text:style-name="标题2" text:outline-level="2"><text:bookmark-start text:name="__RefHeading__2136_1060408740"/>Exemple de rendu<text:bookmark-end text:name="__RefHeading__2136_1060408740"/></text:h>
      <text:soft-page-break/>
      <text:p text:style-name="P158"><text:span text:style-name="T159"><draw:frame draw:z-index="5" draw:id="id1" draw:style-name="a4" draw:name="Cadre2" text:anchor-type="paragraph" svg:x="0in" svg:y="0in" svg:width="10.11806in" svg:height="4.94236in" style:rel-width="scale" style:rel-height="scale"><draw:text-box><text:p text:style-name="Illustration">Illustration<text:s/>2: Diagramme de classes pour le rendu</text:p></draw:text-box><svg:title/><svg:desc/></draw:frame></text:span></text:p>
      <text:h text:style-name="P160" text:outline-level="1"><text:bookmark-start text:name="__RefHeading__1336_824097905"/><text:soft-page-break/>Règles de changement d'états et moteur de jeu<text:bookmark-end text:name="__RefHeading__1336_824097905"/></text:h>
      <text:p text:style-name="P161">Dans cette section, il faut présenter les événements qui peuvent faire passer d'un état à un autre. Il faut également décrire les aspects lié au temps, comme la<text:s/>chronologie des événements et les aspects de synchronisation. Une fois ceci présenté, on propose une conception logiciel pour pouvoir mettre en œuvre ces règles, autrement dit le moteur de jeu.</text:p>
      <text:h text:style-name="标题2" text:outline-level="2"><text:bookmark-start text:name="__RefHeading__2079_824097905"/>Horloge globale<text:bookmark-end text:name="__RefHeading__2079_824097905"/></text:h>
      <text:p text:style-name="P162"/>
      <text:h text:style-name="标题2" text:outline-level="2"><text:bookmark-start text:name="__RefHeading__2081_824097905"/>Changements extérieurs<text:bookmark-end text:name="__RefHeading__2081_824097905"/></text:h>
      <text:p text:style-name="P163"/>
      <text:h text:style-name="标题2" text:outline-level="2"><text:bookmark-start text:name="__RefHeading__2083_824097905"/>Changements autonomes<text:bookmark-end text:name="__RefHeading__2083_824097905"/></text:h>
      <text:p text:style-name="P164"/>
      <text:h text:style-name="标题2" text:outline-level="2"><text:bookmark-start text:name="__RefHeading__1029_1053578290"/>Conception logiciel<text:bookmark-end text:name="__RefHeading__1029_1053578290"/></text:h>
      <text:p text:style-name="P165"/>
      <text:h text:style-name="标题2" text:outline-level="2"><text:bookmark-start text:name="__RefHeading__3412_1053578290"/>Conception logiciel : extension pour l'IA<text:bookmark-end text:name="__RefHeading__3412_1053578290"/></text:h>
      <text:p text:style-name="P166"/>
      <text:h text:style-name="标题2" text:outline-level="2"><text:bookmark-start text:name="__RefHeading__1829_2123130103"/>Conception logiciel : extension pour la parallélisation<text:bookmark-end text:name="__RefHeading__1829_2123130103"/></text:h>
      <text:soft-page-break/>
      <text:p text:style-name="P167"><text:span text:style-name="T168"><draw:frame draw:z-index="6" draw:id="id2" draw:style-name="a5" draw:name="Frame1" text:anchor-type="paragraph" svg:x="0in" svg:y="0in" svg:width="9.92153in" svg:height="5.375in" style:rel-width="scale" style:rel-height="scale"><draw:text-box><text:p text:style-name="Illustration">Illustration 3: Diagrammes des classes pour le moteur de jeu</text:p></draw:text-box><svg:title/><svg:desc/></draw:frame></text:span></text:p>
      <text:h text:style-name="P169" text:outline-level="1"><text:bookmark-start text:name="__RefHeading__1031_1053578290"/><text:soft-page-break/>Intelligence Artificielle<text:bookmark-end text:name="__RefHeading__1031_1053578290"/></text:h>
      <text:p text:style-name="P170">Cette section est dédiée aux<text:s/>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标题2" text:outline-level="2"><text:bookmark-start text:name="__RefHeading__2973_1544052078"/>Stratégies<text:bookmark-end text:name="__RefHeading__2973_1544052078"/></text:h>
      <text:p text:style-name="P171"/>
      <text:h text:style-name="P172" text:outline-level="3"><text:bookmark-start text:name="__RefHeading__2975_1544052078"/>Intelligence minimale<text:bookmark-end text:name="__RefHeading__2975_1544052078"/></text:h>
      <text:p text:style-name="P173"/>
      <text:h text:style-name="P174" text:outline-level="3"><text:bookmark-start text:name="__RefHeading__2977_1544052078"/>Intelligence basée sur des heuristiques<text:bookmark-end text:name="__RefHeading__2977_1544052078"/></text:h>
      <text:p text:style-name="P175"/>
      <text:h text:style-name="P176" text:outline-level="3"><text:bookmark-start text:name="__RefHeading__2480_1544052078"/>Intelligence basée sur les arbres de recherche<text:bookmark-end text:name="__RefHeading__2480_1544052078"/></text:h>
      <text:p text:style-name="P177"/>
      <text:h text:style-name="标题2" text:outline-level="2"><text:bookmark-start text:name="__RefHeading__2979_1544052078"/>Conception logiciel<text:bookmark-end text:name="__RefHeading__2979_1544052078"/></text:h>
      <text:p text:style-name="P178"/>
      <text:h text:style-name="标题2" text:outline-level="2"><text:bookmark-start text:name="__RefHeading__2981_1544052078"/>Conception logiciel : extension pour l'IA composée<text:bookmark-end text:name="__RefHeading__2981_1544052078"/></text:h>
      <text:p text:style-name="P179"/>
      <text:h text:style-name="标题2" text:outline-level="2"><text:bookmark-start text:name="__RefHeading__2983_1544052078"/>Conception logiciel : extension pour IA avancée<text:bookmark-end text:name="__RefHeading__2983_1544052078"/></text:h>
      <text:p text:style-name="P180"/>
      <text:h text:style-name="标题2" text:outline-level="2"><text:bookmark-start text:name="__RefHeading__2985_1544052078"/>Conception logiciel : extension pour la parallélisation<text:bookmark-end text:name="__RefHeading__2985_1544052078"/></text:h>
      <text:h text:style-name="P181" text:outline-level="1"><text:bookmark-start text:name="__RefHeading__2987_1544052078"/><text:soft-page-break/>Modularisation<text:bookmark-end text:name="__RefHeading__2987_1544052078"/></text:h>
      <text:p text:style-name="P182">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标题2" text:outline-level="2"><text:bookmark-start text:name="__RefHeading__1831_2123130103"/>Organisation des modules<text:bookmark-end text:name="__RefHeading__1831_2123130103"/></text:h>
      <text:h text:style-name="P183" text:outline-level="3"><text:bookmark-start text:name="__RefHeading__1833_2123130103"/>Répartition sur différents threads<text:bookmark-end text:name="__RefHeading__1833_2123130103"/></text:h>
      <text:p text:style-name="P184"/>
      <text:h text:style-name="P185" text:outline-level="3"><text:bookmark-start text:name="__RefHeading__1835_2123130103"/>Répartition sur différentes machines<text:bookmark-end text:name="__RefHeading__1835_2123130103"/></text:h>
      <text:p text:style-name="P186"/>
      <text:h text:style-name="标题2" text:outline-level="2"><text:bookmark-start text:name="__RefHeading__1837_2123130103"/>Conception logiciel<text:bookmark-end text:name="__RefHeading__1837_2123130103"/></text:h>
      <text:p text:style-name="P187"/>
      <text:h text:style-name="标题2" text:outline-level="2"><text:bookmark-start text:name="__RefHeading__1966_2123130103"/>Conception logiciel : extension réseau<text:bookmark-end text:name="__RefHeading__1966_2123130103"/></text:h>
      <text:p text:style-name="P188"/>
      <text:h text:style-name="标题2" text:outline-level="2"><text:bookmark-start text:name="__RefHeading__1968_2123130103"/>Conception logiciel : client Android<text:bookmark-end text:name="__RefHeading__1968_2123130103"/></text:h>
      <text:p text:style-name="P189"/>
      <text:p text:style-name="Textbody"><text:span text:style-name="T190"><draw:frame draw:z-index="251658240" draw:id="id3" draw:style-name="a6" draw:name="Frame3" text:anchor-type="paragraph" svg:x="0.40354in" svg:y="0.44173in" svg:width="9.30972in" svg:height="5.17708in" style:rel-width="scale" style:rel-height="scale"><draw:text-box><text:p text:style-name="Illustration">Illustration 4: Diagramme de classes pour la modularisation</text:p></draw:text-box><svg:title/><svg:desc/></draw:frame></text:span></text:p>
      <text:p text:style-name="P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等线"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标题1" style:display-name="标题 1" style:family="paragraph" style:parent-style-name="Heading" style:next-style-name="Textbody" style:default-outline-level="1">
      <style:text-properties style:font-name="Times New Roman" style:font-name-asian="Times New Roman" fo:font-weight="bold" style:font-weight-asian="bold" style:font-weight-complex="bold" fo:font-size="20pt" style:font-size-asian="20pt" style:font-size-complex="18pt" fo:hyphenate="false"/>
    </style:style>
    <style:style style:name="标题2" style:display-name="标题 2" style:family="paragraph" style:parent-style-name="Heading" style:next-style-name="Textbody" style:default-outline-level="2">
      <style:paragraph-properties fo:margin-top="0.2756in" fo:margin-bottom="0.1576in"/>
      <style:text-properties style:font-name="Times New Roman" style:font-name-asian="Times New Roman" style:font-name-complex="Times New Roman" fo:font-weight="bold" style:font-weight-asian="bold" style:font-weight-complex="bold" fo:font-size="16pt" style:font-size-asian="16pt" style:font-size-complex="15pt" fo:hyphenate="false"/>
    </style:style>
    <style:style style:name="标题3" style:display-name="标题 3" style:family="paragraph" style:parent-style-name="Heading" style:next-style-name="Textbody" style:default-outline-level="3">
      <style:paragraph-properties fo:margin-top="0.0972in" fo:margin-bottom="0in"/>
      <style:text-properties style:font-name-asian="Times New Roman" fo:font-weight="bold" style:font-weight-asian="bold" style:font-weight-complex="bold" fo:color="#808080" fo:hyphenate="false"/>
    </style:style>
    <style:style style:name="正文" style:display-name="正文" style:family="paragraph">
      <style:paragraph-properties fo:text-align="justify"/>
      <style:text-properties style:font-name="Times New Roman" style:font-name-asian="Times New Roman" style:font-name-complex="Times New Roman" fo:font-size="14pt" style:font-size-asian="14pt" style:font-size-complex="14pt" fo:hyphenate="false"/>
    </style:style>
    <style:style style:name="默认段落字体" style:display-name="默认段落字体"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标题" style:display-name="标题"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副标题" style:display-name="副标题"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ext" style:display-name="Text" style:family="paragraph" style:parent-style-name="题注">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题注">
      <style:text-properties fo:hyphenate="false"/>
    </style:style>
    <style:style style:name="页脚" style:display-name="页脚"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asian="Droid Sans Fallback" style:font-name-complex="Liberation Mono" fo:font-size="10pt" style:font-size-asian="10pt" style:font-size-complex="10pt" fo:hyphenate="false"/>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页眉字符" style:display-name="页眉 字符" style:family="text" style:parent-style-name="默认段落字体">
      <style:text-properties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2LVL1" style:family="text">
      <style:text-properties style:font-name="Liberation Serif" style:font-name-asian="等线" style:font-name-complex="FreeSan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bullet text:level="2" text:style-name="WW_CharLFO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T2" style:parent-style-name="默认段落字体" style:family="text">
      <style:text-properties fo:font-size="12pt" style:font-size-asian="12pt" style:font-size-complex="12pt"/>
    </style:style>
    <style:style style:name="T3" style:parent-style-name="默认段落字体" style:family="text">
      <style:text-properties style:font-name="Times New Roman" style:font-name-complex="Times New Roman" fo:font-size="12pt" style:font-size-asian="12pt" style:font-size-complex="12pt"/>
    </style:style>
    <style:page-layout style:name="PL1">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8">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office:automatic-styles>
  <office:master-styles>
    <style:master-page style:name="MP0" style:page-layout-name="PL0">
      <style:footer>
        <text:p text:style-name="副标题"><text:span text:style-name="T2">Projet Logiciel Transversal –<text:s/></text:span><text:span text:style-name="T3">Eddy LOBJOIS – Shuman LIN – Siaka OUATTARA</text:span></text:p>
        <text:p text:style-name="页脚"><text:tab/>Page<text:s/><text:page-number text:fixed="false">2</text:page-number><text:s/>/<text:s/><text:page-count>14</text:page-count></text:p>
      </style:footer>
    </style:master-page>
    <style:master-page style:name="MP1" style:page-layout-name="PL1">
      <style:footer>
        <text:p text:style-name="页脚">Projet Logiciel Transversal – Prénom NOM – Prénom NOM<text:tab/>Page<text:s/><text:page-number text:fixed="false">6</text:page-number><text:s/>/<text:s/><text:page-count>14</text:page-count></text:p>
      </style:footer>
    </style:master-page>
    <style:master-page style:name="MP2" style:page-layout-name="PL2">
      <style:footer>
        <text:p text:style-name="页脚">Projet Logiciel Transversal – Prénom NOM – Prénom NOM<text:tab/>Page<text:s/><text:page-number text:fixed="false">7</text:page-number><text:s/>/<text:s/><text:page-count>14</text:page-count></text:p>
      </style:footer>
    </style:master-page>
    <style:master-page style:name="MP3" style:page-layout-name="PL3">
      <style:footer>
        <text:p text:style-name="页脚">Projet Logiciel Transversal – Prénom NOM – Prénom NOM<text:tab/>Page<text:s/><text:page-number text:fixed="false">8</text:page-number><text:s/>/<text:s/><text:page-count>14</text:page-count></text:p>
      </style:footer>
    </style:master-page>
    <style:master-page style:name="MP4" style:page-layout-name="PL4">
      <style:footer>
        <text:p text:style-name="页脚">Projet Logiciel Transversal – Prénom NOM – Prénom NOM<text:tab/>Page<text:s/><text:page-number text:fixed="false">9</text:page-number><text:s/>/<text:s/><text:page-count>14</text:page-count></text:p>
      </style:footer>
    </style:master-page>
    <style:master-page style:name="MP5" style:page-layout-name="PL5">
      <style:footer>
        <text:p text:style-name="页脚">Projet Logiciel Transversal – Prénom NOM – Prénom NOM<text:tab/>Page<text:s/><text:page-number text:fixed="false">10</text:page-number><text:s/>/<text:s/><text:page-count>14</text:page-count></text:p>
      </style:footer>
    </style:master-page>
    <style:master-page style:name="MP6" style:page-layout-name="PL6">
      <style:footer>
        <text:p text:style-name="页脚">Projet Logiciel Transversal – Prénom NOM – Prénom NOM<text:tab/>Page<text:s/><text:page-number text:fixed="false">11</text:page-number><text:s/>/<text:s/><text:page-count>14</text:page-count></text:p>
      </style:footer>
    </style:master-page>
    <style:master-page style:name="MP7" style:page-layout-name="PL7">
      <style:footer>
        <text:p text:style-name="页脚">Projet Logiciel Transversal – Prénom NOM – Prénom NOM<text:tab/>Page<text:s/><text:page-number text:fixed="false">12</text:page-number><text:s/>/<text:s/><text:page-count>14</text:page-count></text:p>
      </style:footer>
    </style:master-page>
    <style:master-page style:name="MP8" style:page-layout-name="PL8">
      <style:footer>
        <text:p text:style-name="页脚">Projet Logiciel Transversal – Prénom NOM – Prénom NOM<text:tab/>Page<text:s/><text:page-number text:fixed="false">13</text:page-number><text:s/>/<text:s/><text:page-count>14</text:page-count></text:p>
      </style:footer>
    </style:master-page>
    <style:master-page style:name="MP9" style:page-layout-name="PL9">
      <style:footer>
        <text:p text:style-name="页脚">Projet Logiciel Transversal – Prénom NOM – Prénom NOM<text:tab/>Page<text:s/><text:page-number text:fixed="false">14</text:page-number><text:s/>/<text:s/><text:page-coun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in shuman</dc:creator>
    <meta:creation-date>2015-06-02T08:52:00Z</meta:creation-date>
    <dc:date>2021-11-10T13:41:00Z</dc:date>
    <meta:template xlink:href="Normal.dotm" xlink:type="simple"/>
    <meta:editing-cycles>253</meta:editing-cycles>
    <meta:editing-duration>PT63420S</meta:editing-duration>
    <meta:document-statistic meta:page-count="15" meta:paragraph-count="19" meta:word-count="1425" meta:character-count="9530" meta:row-count="67" meta:non-whitespace-character-count="8124"/>
  </office:meta>
</office:document-meta>
</file>